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Luolastokuningas ja kuinka sitä pelataan:</text:p>
      <text:p text:style-name="Text_20_body">Luolastokuningas on jännittävä seikkailu/roolipeli koko perheelle! Tavoitteenasi on syöksyä tuntemattomiin luoliin Wolframivuoren syövereissä, taistella kammottavia monstereita vastaan ja löytää arvokkaita aarteita! Voittaminen ei pelissä ikävä kyllä ole mahdollista, mutta kuolema sen sijaan odottaa sinua jokaisen nurkan takana. Pidä siis varasi!</text:p>
      <text:p text:style-name="Text_20_body"/>
      <text:p text:style-name="P1">Pelin pelaaminen</text:p>
      <text:p text:style-name="P2">Pelin pelaaminen on melko selkeää. Peli aloitetaan tuplaklikkaamalla jar-tiedostoa. Alkuvalikosta peli lähtee käyntiin klikkaamalla Aloita peli, jonka jälkeen pääset syventymään pelin taustatarinaan. Kun klikkaat OK-tarinanäytön alareunasta, alkaa varsinainen peli ja siirryt kotisi suojiin.</text:p>
      <text:p text:style-name="P2">Kotonasi voit tarkastella saavuttamiasi saavutuksia, tehdä ostoksia kaupassa ja valita seuraavan seikkailusi kohteen. Kaikki on melko yksiselitteistä. Valitsemalla alareunan listasta kartan ja klikkaamalla "Syöksy seikkailuun" vaihtuu kotinäkymä luolastonäkymäksi.</text:p>
      <text:p text:style-name="P2">Luolastossa liikkuminen tapahtuu vuoroissa. Pelaaja aloittaa aina vuoronsa klikkaamalla "Liiku"-näppäintä, joka simuloi nopanheittoa. Heittämäsi lukun on seuraavalla vuorolla sinun siirtojesi lukumäärä. Heiton jälkeen liikkumisnapit Liiku-napin yläpuolella aktivoituvat. Kussakin napissa on nuoli, joka osoittaa liikkumissuunnan. Kaikkien liikkeidesi jälkeen oikeassa alakulmassa sijaitseva tapahtuma-feed päivittyy ja näyttää mitä viimeisen siirtosi aikana muuttui.</text:p>
      <text:p text:style-name="P2">Kun osut samaan ruutuun monsterin kanssa, liikkumisnapit eivät ole käytössä, vaan ainoa mahdollisuutesi on heittää taistelunoppaa klikkaamalla "Taistele!"-nappia. Sitä rämpyttämällä taistelu ratkeaa joko sinun voittoosi tai kuolemaasi.</text:p>
      <text:p text:style-name="P2">Mikäli ruudussa on tavaraa (se ilmaistaan feedissä), voit poimia ne klikkaamalla "Poimi tavarat"-näppäintä.</text:p>
      <text:p text:style-name="P2">Luolastosta poistutaan liikkumalla yli luolaston reunan, eli yleensä jostain aloituskohdan lähettyviltä.</text:p>
      <text:p text:style-name="P2">Inventaarion käyttö on myös melko yksiselitteistä. Valitse tavara ja klikkaa "Käytä esinettä". Jos tahdot myydä tavaran, sinun tulee olla kotona.</text:p>
      <text:p text:style-name="P2">Viimeinen tärkeä huomio: kun kuolet, et saa siitä varsinaista ilmoitusta, siirryt vain "kuolemaruutuun". Ansaan astuessasi saatat siis vain yhtäkkiä olla kuollut. Pahoittelut tästä informaation panttaamisesta!</text:p>
      <text:p text:style-name="P2">Siinäpä se, suurimmilta osin. Onnea seikkailuih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26M52S</meta:editing-duration>
    <meta:editing-cycles>7</meta:editing-cycles>
    <meta:generator>OpenOffice.org/3.1$Win32 OpenOffice.org_project/310m11$Build-9399$CWS-l10nrel31</meta:generator>
    <dc:date>2012-12-07T21:43:53.94</dc:date>
    <dc:creator>Mikko Merioksa</dc:creator>
    <meta:document-statistic meta:table-count="0" meta:image-count="0" meta:object-count="0" meta:page-count="1" meta:paragraph-count="12" meta:word-count="259" meta:character-count="2276"/>
    <meta:user-defined meta:name="Info 1"/>
    <meta:user-defined meta:name="Info 2"/>
    <meta:user-defined meta:name="Info 3"/>
    <meta:user-defined meta:name="Info 4"/>
  </office:meta>
</office:document-meta>
</file>